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0.97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" table:style-name="ta1">
        <table:shapes>
          <draw:frame draw:z-index="0" draw:style-name="gr1" draw:text-style-name="P1" svg:width="320.94mm" svg:height="160.25mm" svg:x="36.2mm" svg:y="64.22mm">
            <draw:object draw:notify-on-update-of-ranges="OR.B1:OR.B1 OR.C1:OR.N1 OR.B2:OR.B2 OR.C2:OR.N2 OR.B3:OR.B3 OR.C3:OR.N3 OR.B4:OR.B4 OR.C4:OR.N4 OR.B5:OR.B5 OR.C5:OR.N5 OR.B6:OR.B6 OR.C6:OR.N6 OR.B7:OR.B7 OR.C7:OR.N7 OR.B8:OR.B8 OR.C8:OR.N8 OR.B9:OR.B9 OR.C9:OR.N9 OR.B10:OR.B10 OR.C10:OR.N10 OR.B11:OR.B11 OR.C11:OR.N11 OR.B12:OR.B12 OR.C12:OR.N12 OR.B13:OR.B13 OR.C13:OR.N13 OR.B14:OR.B14 OR.C14:OR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Tested: Yes are/have TotalKg: Regular OR Age: Young</text:p>
          </table:table-cell>
          <table:table-cell office:value-type="string" calcext:value-type="string">
            <text:p>Q1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Tested: Yes are/have TotalKg: Regular OR Age: Young</text:p>
          </table:table-cell>
          <table:table-cell office:value-type="string" calcext:value-type="string">
            <text:p>Q2</text:p>
          </table:table-cell>
          <table:table-cell office:value-type="float" office:value="0.205" calcext:value-type="float">
            <text:p>0,20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Tested: Yes are/have TotalKg: Regular OR Age: Young</text:p>
          </table:table-cell>
          <table:table-cell office:value-type="string" calcext:value-type="string">
            <text:p>Q3</text:p>
          </table:table-cell>
          <table:table-cell office:value-type="float" office:value="0.202" calcext:value-type="float">
            <text:p>0,20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Tested: Yes are/have TotalKg: Regular OR Age: Young</text:p>
          </table:table-cell>
          <table:table-cell office:value-type="string" calcext:value-type="string">
            <text:p>Q4</text:p>
          </table:table-cell>
          <table:table-cell office:value-type="float" office:value="0.205" calcext:value-type="float">
            <text:p>0,20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Tested: Yes are/have TotalKg: Regular OR Age: Young</text:p>
          </table:table-cell>
          <table:table-cell office:value-type="string" calcext:value-type="string">
            <text:p>Q5</text:p>
          </table:table-cell>
          <table:table-cell office:value-type="float" office:value="0.693" calcext:value-type="float">
            <text:p>0,693</text:p>
          </table:table-cell>
          <table:table-cell office:value-type="float" office:value="0.675" calcext:value-type="float">
            <text:p>0,675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Tested: Yes are/have TotalKg: Regular OR Age: Young</text:p>
          </table:table-cell>
          <table:table-cell office:value-type="string" calcext:value-type="string">
            <text:p>Q6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Tested: Yes are/have TotalKg: Regular OR Age: Young</text:p>
          </table:table-cell>
          <table:table-cell office:value-type="string" calcext:value-type="string">
            <text:p>Q7</text:p>
          </table:table-cell>
          <table:table-cell office:value-type="float" office:value="0.469" calcext:value-type="float">
            <text:p>0,469</text:p>
          </table:table-cell>
          <table:table-cell office:value-type="float" office:value="0.369" calcext:value-type="float">
            <text:p>0,369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Tested: Yes are/have TotalKg: Regular OR Age: Young</text:p>
          </table:table-cell>
          <table:table-cell office:value-type="string" calcext:value-type="string">
            <text:p>Q8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Tested: Yes are/have TotalKg: Regular OR Age: Young</text:p>
          </table:table-cell>
          <table:table-cell office:value-type="string" calcext:value-type="string">
            <text:p>Q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Tested: Yes are/have TotalKg: Regular OR Age: Young</text:p>
          </table:table-cell>
          <table:table-cell office:value-type="string" calcext:value-type="string">
            <text:p>Q10</text:p>
          </table:table-cell>
          <table:table-cell office:value-type="float" office:value="0.188" calcext:value-type="float">
            <text:p>0,18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Tested: Yes are/have TotalKg: Regular OR Age: Young</text:p>
          </table:table-cell>
          <table:table-cell office:value-type="string" calcext:value-type="string">
            <text:p>Q11</text:p>
          </table:table-cell>
          <table:table-cell office:value-type="float" office:value="0.201" calcext:value-type="float">
            <text:p>0,20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Tested: Yes are/have TotalKg: Regular OR Age: Young</text:p>
          </table:table-cell>
          <table:table-cell office:value-type="string" calcext:value-type="string">
            <text:p>Q12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Tested: Yes are/have TotalKg: Regular OR Age: Young</text:p>
          </table:table-cell>
          <table:table-cell office:value-type="string" calcext:value-type="string">
            <text:p>Q1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336" calcext:value-type="float">
            <text:p>0,33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AND" table:style-name="ta1">
        <table:shapes>
          <draw:frame draw:z-index="0" draw:style-name="gr1" draw:text-style-name="P1" svg:width="329.71mm" svg:height="159.38mm" svg:x="19.17mm" svg:y="64.22mm">
            <draw:object draw:notify-on-update-of-ranges="AND.B1:AND.B1 AND.C1:AND.N1 AND.B2:AND.B2 AND.C2:AND.N2 AND.B3:AND.B3 AND.C3:AND.N3 AND.B4:AND.B4 AND.C4:AND.N4 AND.B5:AND.B5 AND.C5:AND.N5 AND.B6:AND.B6 AND.C6:AND.N6 AND.B7:AND.B7 AND.C7:AND.N7 AND.B8:AND.B8 AND.C8:AND.N8 AND.B9:AND.B9 AND.C9:AND.N9 AND.B10:AND.B10 AND.C10:AND.N10 AND.B11:AND.B11 AND.C11:AND.N11 AND.B12:AND.B12 AND.C12:AND.N12 AND.B13:AND.B13 AND.C13:AND.N13 AND.B14:AND.B14 AND.C14:AND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Tested: Yes are/have TotalKg: Regular AND Age: Young</text:p>
          </table:table-cell>
          <table:table-cell office:value-type="string" calcext:value-type="string">
            <text:p>Q1</text:p>
          </table:table-cell>
          <table:table-cell office:value-type="float" office:value="0.177" calcext:value-type="float">
            <text:p>0,17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Tested: Yes are/have TotalKg: Regular AND Age: Young</text:p>
          </table:table-cell>
          <table:table-cell office:value-type="string" calcext:value-type="string">
            <text:p>Q2</text:p>
          </table:table-cell>
          <table:table-cell office:value-type="float" office:value="0.182" calcext:value-type="float">
            <text:p>0,18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Tested: Yes are/have TotalKg: Regular AND Age: Young</text:p>
          </table:table-cell>
          <table:table-cell office:value-type="string" calcext:value-type="string">
            <text:p>Q3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Tested: Yes are/have TotalKg: Regular AND Age: Young</text:p>
          </table:table-cell>
          <table:table-cell office:value-type="string" calcext:value-type="string">
            <text:p>Q4</text:p>
          </table:table-cell>
          <table:table-cell office:value-type="float" office:value="0.182" calcext:value-type="float">
            <text:p>0,18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Tested: Yes are/have TotalKg: Regular AND Age: Young</text:p>
          </table:table-cell>
          <table:table-cell office:value-type="string" calcext:value-type="string">
            <text:p>Q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Tested: Yes are/have TotalKg: Regular AND Age: Young</text:p>
          </table:table-cell>
          <table:table-cell office:value-type="string" calcext:value-type="string">
            <text:p>Q6</text:p>
          </table:table-cell>
          <table:table-cell office:value-type="float" office:value="0.176" calcext:value-type="float">
            <text:p>0,17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Tested: Yes are/have TotalKg: Regular AND Age: Young</text:p>
          </table:table-cell>
          <table:table-cell office:value-type="string" calcext:value-type="string">
            <text:p>Q7</text:p>
          </table:table-cell>
          <table:table-cell office:value-type="float" office:value="0.178" calcext:value-type="float">
            <text:p>0,17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Tested: Yes are/have TotalKg: Regular AND Age: Young</text:p>
          </table:table-cell>
          <table:table-cell office:value-type="string" calcext:value-type="string">
            <text:p>Q8</text:p>
          </table:table-cell>
          <table:table-cell office:value-type="float" office:value="0.176" calcext:value-type="float">
            <text:p>0,17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Tested: Yes are/have TotalKg: Regular AND Age: Young</text:p>
          </table:table-cell>
          <table:table-cell office:value-type="string" calcext:value-type="string">
            <text:p>Q9</text:p>
          </table:table-cell>
          <table:table-cell office:value-type="float" office:value="0.905" calcext:value-type="float">
            <text:p>0,9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Tested: Yes are/have TotalKg: Regular AND Age: Young</text:p>
          </table:table-cell>
          <table:table-cell office:value-type="string" calcext:value-type="string">
            <text:p>Q10</text:p>
          </table:table-cell>
          <table:table-cell office:value-type="float" office:value="0.893" calcext:value-type="float">
            <text:p>0,89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Tested: Yes are/have TotalKg: Regular AND Age: Young</text:p>
          </table:table-cell>
          <table:table-cell office:value-type="string" calcext:value-type="string">
            <text:p>Q11</text:p>
          </table:table-cell>
          <table:table-cell office:value-type="float" office:value="0.178" calcext:value-type="float">
            <text:p>0,17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Tested: Yes are/have TotalKg: Regular AND Age: Young</text:p>
          </table:table-cell>
          <table:table-cell office:value-type="string" calcext:value-type="string">
            <text:p>Q12</text:p>
          </table:table-cell>
          <table:table-cell office:value-type="float" office:value="0.176" calcext:value-type="float">
            <text:p>0,17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Tested: Yes are/have TotalKg: Regular AND Age: Young</text:p>
          </table:table-cell>
          <table:table-cell office:value-type="string" calcext:value-type="string">
            <text:p>Q13</text:p>
          </table:table-cell>
          <table:table-cell office:value-type="float" office:value="0.73" calcext:value-type="float">
            <text:p>0,73</text:p>
          </table:table-cell>
          <table:table-cell office:value-type="float" office:value="0.759" calcext:value-type="float">
            <text:p>0,759</text:p>
          </table:table-cell>
          <table:table-cell office:value-type="float" office:value="0.75" calcext:value-type="float">
            <text:p>0,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07" calcext:value-type="float">
            <text:p>0,007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R.A1:OR.M14">
          <table:sort>
            <table:sort-by table:field-number="0" table:data-type="automatic"/>
          </table:sort>
        </table:database-range>
        <table:database-range table:name="__Anonymous_Sheet_DB__1" table:target-range-address="AND.A1:AND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3:29:13.707000000</dc:date>
    <meta:editing-duration>PT2M49S</meta:editing-duration>
    <meta:editing-cycles>3</meta:editing-cycles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095cm" svg:height="16.026cm" xlink:href=".." xlink:type="simple" chart:class="chart:bar" chart:style-name="ch1">
        <chart:legend chart:legend-position="end" svg:x="30.684cm" svg:y="4.687cm" style:legend-expansion="high" chart:style-name="ch2"/>
        <chart:plot-area chart:style-name="ch3" table:cell-range-address="OR.B1:OR.N14" chart:data-source-has-labels="both" svg:x="0.641cm" svg:y="0.32cm" svg:width="29.402cm" svg:height="15.386cm">
          <chartooo:coordinate-region svg:x="1.379cm" svg:y="0.522cm" svg:width="28.664cm" svg:height="14.531cm"/>
          <chart:axis chart:dimension="x" chart:name="primary-x" chart:style-name="ch4" chartooo:axis-type="auto">
            <chartooo:date-scale/>
            <chart:categories table:cell-range-address="OR.C1:OR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.C2:OR.N2" chart:label-cell-address="OR.B2:OR.B2" chart:class="chart:bar">
            <chart:data-point chart:repeated="12"/>
          </chart:series>
          <chart:series chart:style-name="ch8" chart:values-cell-range-address="OR.C3:OR.N3" chart:label-cell-address="OR.B3:OR.B3" chart:class="chart:bar">
            <chart:data-point chart:repeated="12"/>
          </chart:series>
          <chart:series chart:style-name="ch9" chart:values-cell-range-address="OR.C4:OR.N4" chart:label-cell-address="OR.B4:OR.B4" chart:class="chart:bar">
            <chart:data-point chart:repeated="12"/>
          </chart:series>
          <chart:series chart:style-name="ch10" chart:values-cell-range-address="OR.C5:OR.N5" chart:label-cell-address="OR.B5:OR.B5" chart:class="chart:bar">
            <chart:data-point chart:repeated="12"/>
          </chart:series>
          <chart:series chart:style-name="ch11" chart:values-cell-range-address="OR.C6:OR.N6" chart:label-cell-address="OR.B6:OR.B6" chart:class="chart:bar">
            <chart:data-point chart:repeated="12"/>
          </chart:series>
          <chart:series chart:style-name="ch12" chart:values-cell-range-address="OR.C7:OR.N7" chart:label-cell-address="OR.B7:OR.B7" chart:class="chart:bar">
            <chart:data-point chart:repeated="12"/>
          </chart:series>
          <chart:series chart:style-name="ch13" chart:values-cell-range-address="OR.C8:OR.N8" chart:label-cell-address="OR.B8:OR.B8" chart:class="chart:bar">
            <chart:data-point chart:repeated="12"/>
          </chart:series>
          <chart:series chart:style-name="ch14" chart:values-cell-range-address="OR.C9:OR.N9" chart:label-cell-address="OR.B9:OR.B9" chart:class="chart:bar">
            <chart:data-point chart:repeated="12"/>
          </chart:series>
          <chart:series chart:style-name="ch15" chart:values-cell-range-address="OR.C10:OR.N10" chart:label-cell-address="OR.B10:OR.B10" chart:class="chart:bar">
            <chart:data-point chart:repeated="12"/>
          </chart:series>
          <chart:series chart:style-name="ch16" chart:values-cell-range-address="OR.C11:OR.N11" chart:label-cell-address="OR.B11:OR.B11" chart:class="chart:bar">
            <chart:data-point chart:repeated="12"/>
          </chart:series>
          <chart:series chart:style-name="ch17" chart:values-cell-range-address="OR.C12:OR.N12" chart:label-cell-address="OR.B12:OR.B12" chart:class="chart:bar">
            <chart:data-point chart:repeated="12"/>
          </chart:series>
          <chart:series chart:style-name="ch18" chart:values-cell-range-address="OR.C13:OR.N13" chart:label-cell-address="OR.B13:OR.B13" chart:class="chart:bar">
            <chart:data-point chart:repeated="12"/>
          </chart:series>
          <chart:series chart:style-name="ch7" chart:values-cell-range-address="OR.C14:OR.N14" chart:label-cell-address="OR.B14:OR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OR.C1:OR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OR.B2:OR.B2</svg:desc>
                </draw:g>
              </table:table-cell>
              <table:table-cell office:value-type="float" office:value="0.199">
                <text:p>0.199</text:p>
                <draw:g>
                  <svg:desc>OR.C2:OR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OR.B3:OR.B3</svg:desc>
                </draw:g>
              </table:table-cell>
              <table:table-cell office:value-type="float" office:value="0.205">
                <text:p>0.205</text:p>
                <draw:g>
                  <svg:desc>OR.C3:OR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OR.B4:OR.B4</svg:desc>
                </draw:g>
              </table:table-cell>
              <table:table-cell office:value-type="float" office:value="0.202">
                <text:p>0.202</text:p>
                <draw:g>
                  <svg:desc>OR.C4:OR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OR.B5:OR.B5</svg:desc>
                </draw:g>
              </table:table-cell>
              <table:table-cell office:value-type="float" office:value="0.205">
                <text:p>0.205</text:p>
                <draw:g>
                  <svg:desc>OR.C5:OR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OR.B6:OR.B6</svg:desc>
                </draw:g>
              </table:table-cell>
              <table:table-cell office:value-type="float" office:value="0.693">
                <text:p>0.693</text:p>
                <draw:g>
                  <svg:desc>OR.C6:OR.N6</svg:desc>
                </draw:g>
              </table:table-cell>
              <table:table-cell office:value-type="float" office:value="0.675">
                <text:p>0.675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OR.B7:OR.B7</svg:desc>
                </draw:g>
              </table:table-cell>
              <table:table-cell office:value-type="float" office:value="0.199">
                <text:p>0.199</text:p>
                <draw:g>
                  <svg:desc>OR.C7:OR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OR.B8:OR.B8</svg:desc>
                </draw:g>
              </table:table-cell>
              <table:table-cell office:value-type="float" office:value="0.469">
                <text:p>0.469</text:p>
                <draw:g>
                  <svg:desc>OR.C8:OR.N8</svg:desc>
                </draw:g>
              </table:table-cell>
              <table:table-cell office:value-type="float" office:value="0.369">
                <text:p>0.369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OR.B9:OR.B9</svg:desc>
                </draw:g>
              </table:table-cell>
              <table:table-cell office:value-type="float" office:value="0.199">
                <text:p>0.199</text:p>
                <draw:g>
                  <svg:desc>OR.C9:OR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OR.B10:OR.B10</svg:desc>
                </draw:g>
              </table:table-cell>
              <table:table-cell office:value-type="float" office:value="0.2">
                <text:p>0.2</text:p>
                <draw:g>
                  <svg:desc>OR.C10:OR.N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OR.B11:OR.B11</svg:desc>
                </draw:g>
              </table:table-cell>
              <table:table-cell office:value-type="float" office:value="0.188">
                <text:p>0.188</text:p>
                <draw:g>
                  <svg:desc>OR.C11:OR.N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OR.B12:OR.B12</svg:desc>
                </draw:g>
              </table:table-cell>
              <table:table-cell office:value-type="float" office:value="0.201">
                <text:p>0.201</text:p>
                <draw:g>
                  <svg:desc>OR.C12:OR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OR.B13:OR.B13</svg:desc>
                </draw:g>
              </table:table-cell>
              <table:table-cell office:value-type="float" office:value="0.199">
                <text:p>0.199</text:p>
                <draw:g>
                  <svg:desc>OR.C13:OR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OR.B14:OR.B14</svg:desc>
                </draw:g>
              </table:table-cell>
              <table:table-cell office:value-type="float" office:value="0.2">
                <text:p>0.2</text:p>
                <draw:g>
                  <svg:desc>OR.C14:OR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58">
                <text:p>0.58</text:p>
              </table:table-cell>
              <table:table-cell office:value-type="float" office:value="0.336">
                <text:p>0.33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972cm" svg:height="15.939cm" xlink:href=".." xlink:type="simple" chart:class="chart:bar" chart:style-name="ch1">
        <chart:legend chart:legend-position="end" svg:x="31.561cm" svg:y="4.643cm" style:legend-expansion="high" chart:style-name="ch2"/>
        <chart:plot-area chart:style-name="ch3" table:cell-range-address="AND.B1:AND.N14" chart:data-source-has-labels="both" svg:x="0.659cm" svg:y="0.318cm" svg:width="30.243cm" svg:height="15.303cm">
          <chartooo:coordinate-region svg:x="1.397cm" svg:y="0.52cm" svg:width="29.505cm" svg:height="14.448cm"/>
          <chart:axis chart:dimension="x" chart:name="primary-x" chart:style-name="ch4" chartooo:axis-type="auto">
            <chartooo:date-scale/>
            <chart:categories table:cell-range-address="AND.C1:AND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D.C2:AND.N2" chart:label-cell-address="AND.B2:AND.B2" chart:class="chart:bar">
            <chart:data-point chart:repeated="12"/>
          </chart:series>
          <chart:series chart:style-name="ch8" chart:values-cell-range-address="AND.C3:AND.N3" chart:label-cell-address="AND.B3:AND.B3" chart:class="chart:bar">
            <chart:data-point chart:repeated="12"/>
          </chart:series>
          <chart:series chart:style-name="ch9" chart:values-cell-range-address="AND.C4:AND.N4" chart:label-cell-address="AND.B4:AND.B4" chart:class="chart:bar">
            <chart:data-point chart:repeated="12"/>
          </chart:series>
          <chart:series chart:style-name="ch10" chart:values-cell-range-address="AND.C5:AND.N5" chart:label-cell-address="AND.B5:AND.B5" chart:class="chart:bar">
            <chart:data-point chart:repeated="12"/>
          </chart:series>
          <chart:series chart:style-name="ch11" chart:values-cell-range-address="AND.C6:AND.N6" chart:label-cell-address="AND.B6:AND.B6" chart:class="chart:bar">
            <chart:data-point chart:repeated="12"/>
          </chart:series>
          <chart:series chart:style-name="ch12" chart:values-cell-range-address="AND.C7:AND.N7" chart:label-cell-address="AND.B7:AND.B7" chart:class="chart:bar">
            <chart:data-point chart:repeated="12"/>
          </chart:series>
          <chart:series chart:style-name="ch13" chart:values-cell-range-address="AND.C8:AND.N8" chart:label-cell-address="AND.B8:AND.B8" chart:class="chart:bar">
            <chart:data-point chart:repeated="12"/>
          </chart:series>
          <chart:series chart:style-name="ch14" chart:values-cell-range-address="AND.C9:AND.N9" chart:label-cell-address="AND.B9:AND.B9" chart:class="chart:bar">
            <chart:data-point chart:repeated="12"/>
          </chart:series>
          <chart:series chart:style-name="ch15" chart:values-cell-range-address="AND.C10:AND.N10" chart:label-cell-address="AND.B10:AND.B10" chart:class="chart:bar">
            <chart:data-point chart:repeated="12"/>
          </chart:series>
          <chart:series chart:style-name="ch16" chart:values-cell-range-address="AND.C11:AND.N11" chart:label-cell-address="AND.B11:AND.B11" chart:class="chart:bar">
            <chart:data-point chart:repeated="12"/>
          </chart:series>
          <chart:series chart:style-name="ch17" chart:values-cell-range-address="AND.C12:AND.N12" chart:label-cell-address="AND.B12:AND.B12" chart:class="chart:bar">
            <chart:data-point chart:repeated="12"/>
          </chart:series>
          <chart:series chart:style-name="ch18" chart:values-cell-range-address="AND.C13:AND.N13" chart:label-cell-address="AND.B13:AND.B13" chart:class="chart:bar">
            <chart:data-point chart:repeated="12"/>
          </chart:series>
          <chart:series chart:style-name="ch7" chart:values-cell-range-address="AND.C14:AND.N14" chart:label-cell-address="AND.B14:AND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ND.C1:AND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ND.B2:AND.B2</svg:desc>
                </draw:g>
              </table:table-cell>
              <table:table-cell office:value-type="float" office:value="0.177">
                <text:p>0.177</text:p>
                <draw:g>
                  <svg:desc>AND.C2:AND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ND.B3:AND.B3</svg:desc>
                </draw:g>
              </table:table-cell>
              <table:table-cell office:value-type="float" office:value="0.182">
                <text:p>0.182</text:p>
                <draw:g>
                  <svg:desc>AND.C3:AND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ND.B4:AND.B4</svg:desc>
                </draw:g>
              </table:table-cell>
              <table:table-cell office:value-type="float" office:value="0.18">
                <text:p>0.18</text:p>
                <draw:g>
                  <svg:desc>AND.C4:AND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ND.B5:AND.B5</svg:desc>
                </draw:g>
              </table:table-cell>
              <table:table-cell office:value-type="float" office:value="0.182">
                <text:p>0.182</text:p>
                <draw:g>
                  <svg:desc>AND.C5:AND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ND.B6:AND.B6</svg:desc>
                </draw:g>
              </table:table-cell>
              <table:table-cell office:value-type="float" office:value="0.18">
                <text:p>0.18</text:p>
                <draw:g>
                  <svg:desc>AND.C6:AND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ND.B7:AND.B7</svg:desc>
                </draw:g>
              </table:table-cell>
              <table:table-cell office:value-type="float" office:value="0.176">
                <text:p>0.176</text:p>
                <draw:g>
                  <svg:desc>AND.C7:AND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ND.B8:AND.B8</svg:desc>
                </draw:g>
              </table:table-cell>
              <table:table-cell office:value-type="float" office:value="0.178">
                <text:p>0.178</text:p>
                <draw:g>
                  <svg:desc>AND.C8:AND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ND.B9:AND.B9</svg:desc>
                </draw:g>
              </table:table-cell>
              <table:table-cell office:value-type="float" office:value="0.176">
                <text:p>0.176</text:p>
                <draw:g>
                  <svg:desc>AND.C9:AND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ND.B10:AND.B10</svg:desc>
                </draw:g>
              </table:table-cell>
              <table:table-cell office:value-type="float" office:value="0.905">
                <text:p>0.905</text:p>
                <draw:g>
                  <svg:desc>AND.C10:AND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ND.B11:AND.B11</svg:desc>
                </draw:g>
              </table:table-cell>
              <table:table-cell office:value-type="float" office:value="0.893">
                <text:p>0.893</text:p>
                <draw:g>
                  <svg:desc>AND.C11:AND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ND.B12:AND.B12</svg:desc>
                </draw:g>
              </table:table-cell>
              <table:table-cell office:value-type="float" office:value="0.178">
                <text:p>0.178</text:p>
                <draw:g>
                  <svg:desc>AND.C12:AND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ND.B13:AND.B13</svg:desc>
                </draw:g>
              </table:table-cell>
              <table:table-cell office:value-type="float" office:value="0.176">
                <text:p>0.176</text:p>
                <draw:g>
                  <svg:desc>AND.C13:AND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ND.B14:AND.B14</svg:desc>
                </draw:g>
              </table:table-cell>
              <table:table-cell office:value-type="float" office:value="0.73">
                <text:p>0.73</text:p>
                <draw:g>
                  <svg:desc>AND.C14:AND.N14</svg:desc>
                </draw:g>
              </table:table-cell>
              <table:table-cell office:value-type="float" office:value="0.759">
                <text:p>0.759</text:p>
              </table:table-cell>
              <table:table-cell office:value-type="float" office:value="0.75">
                <text:p>0.75</text:p>
              </table:table-cell>
              <table:table-cell office:value-type="float" office:value="0.086">
                <text:p>0.086</text:p>
              </table:table-cell>
              <table:table-cell office:value-type="float" office:value="0.007">
                <text:p>0.007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